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00.00.0000</text:date>, <text:time style:data-style-name="N2" text:time-value="18:22:27.18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10-18T18:31:07.461000000</dc:date>
    <meta:editing-duration>PT6H8M10S</meta:editing-duration>
    <meta:editing-cycles>124</meta:editing-cycles>
    <meta:generator>LibreOffice/5.1.6.2$Windows_x86 LibreOffice_project/07ac168c60a517dba0f0d7bc7540f5afa45f0909</meta:generator>
    <meta:document-statistic meta:table-count="1" meta:cell-count="557" meta:object-count="0"/>
  </office:meta>
</office:document-meta>
</file>